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0.239cm" fo:margin-left="0cm" fo:margin-right="8.567cm" table:align="margins"/>
    </style:style>
    <style:style style:name="Таблица1.A" style:family="table-column">
      <style:table-column-properties style:column-width="7.488cm" style:rel-column-width="47923*"/>
    </style:style>
    <style:style style:name="Таблица1.B" style:family="table-column">
      <style:table-column-properties style:column-width="2.752cm" style:rel-column-width="17612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6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text-properties style:font-name="Cambria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>
      <style:text-properties style:font-name="Cambria" style:font-name-asian="Times New Roman3" style:font-name-complex="Times New Roman3"/>
    </style:style>
    <style:style style:name="P8" style:family="paragraph" style:parent-style-name="Text_20_body">
      <style:text-properties style:font-name="Cambria" fo:language="en" fo:country="US"/>
    </style:style>
    <style:style style:name="P9" style:family="paragraph" style:parent-style-name="Text_20_body" style:list-style-name="L1">
      <style:text-properties style:font-name="Cambria"/>
    </style:style>
    <style:style style:name="P10" style:family="paragraph" style:parent-style-name="Text_20_body" style:list-style-name="L2">
      <style:text-properties style:font-name="Cambria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style:font-name-asian="Times New Roman3" style:font-name-complex="Times New Roman3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weight="normal" style:font-name-asian="Times New Roman3" style:font-weight-asian="normal" style:font-name-complex="Times New Roman3" style:font-weight-complex="normal"/>
    </style:style>
    <style:style style:name="T5" style:family="text">
      <style:text-properties fo:language="ru" fo:country="RU" style:font-name-asian="Times New Roman3" style:font-name-complex="Times New Roman3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style="italic" style:font-style-asian="italic" style:font-style-complex="italic"/>
    </style:style>
    <style:style style:name="T8" style:family="text">
      <style:text-properties fo:language="ru" fo:country="RU" fo:font-style="italic" style:font-name-asian="Times New Roman3" style:font-style-asian="italic" style:font-name-complex="Times New Roman3" style:font-style-complex="italic"/>
    </style:style>
    <style:style style:name="T9" style:family="text">
      <style:text-properties fo:language="ru" fo:country="RU" fo:font-style="normal" style:font-style-asian="normal" style:font-style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asian="Times New Roman3" style:font-name-complex="Times New Roman3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6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7" style:family="text">
      <style:text-properties fo:language="en" fo:country="US" fo:font-weight="normal" style:font-name-asian="Times New Roman3" style:font-weight-asian="normal" style:font-name-complex="Times New Roman3" style:font-weight-complex="normal"/>
    </style:style>
    <style:style style:name="T18" style:family="text">
      <style:text-properties fo:font-weight="bold" style:font-name-asian="Times New Roman3" style:font-weight-asian="bold" style:font-name-complex="Times New Roman3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name-asian="Times New Roman3" style:font-weight-asian="normal" style:font-name-complex="Times New Roman3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25.png" xlink:type="simple" xlink:show="embed" xlink:actuate="onLoad"/></draw:frame></text:p>
          </table:table-cell>
          <table:table-cell table:style-name="Table1.B1" office:value-type="string">
            <text:h text:style-name="P1" text:outline-level="1">Перемножитель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99cm" draw:z-index="1"><draw:image xlink:href="../images/0025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1">Блок </text:span><text:span text:style-name="T18">векторизован</text:span><text:span text:style-name="T20">, реализует умножение входных сигналов блока (при </text:span><text:span text:style-name="T23">скалярных</text:span><text:span text:style-name="T20"> сигналах на входе):</text:span></text:p>
            <text:p text:style-name="P6"><text:span text:style-name="T20"><draw:frame draw:style-name="fr3" draw:name="Object2" text:anchor-type="as-char" svg:width="5.322cm" svg:height="0.621cm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0">,</text:span></text:p>
            <text:p text:style-name="P4"><text:span text:style-name="T1">где </text:span><text:span text:style-name="T1"><draw:frame draw:style-name="fr3" draw:name="Object5" text:anchor-type="as-char" svg:width="1.087cm" svg:height="0.564cm" draw:z-index="3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–</text:span><text:span text:style-name="T11"> </text:span><text:span text:style-name="T5">выходной </text:span><text:span text:style-name="T8">скалярный</text:span><text:span text:style-name="T5"> сигнал блока;</text:span><text:span text:style-name="T4"><draw:frame draw:style-name="fr3" draw:name="Object3" text:anchor-type="as-char" svg:width="1.201cm" svg:height="0.621cm" draw:z-index="4"><draw:object xlink:href="./Object 7" xlink:type="simple" xlink:show="embed" xlink:actuate="onLoad"/><draw:image xlink:href="./ObjectReplacements/Object 7" xlink:type="simple" xlink:show="embed" xlink:actuate="onLoad"/></draw:frame></text:span><text:span text:style-name="T4">, </text:span><text:span text:style-name="T4"><draw:frame draw:style-name="fr3" draw:name="Object4" text:anchor-type="as-char" svg:width="1.214cm" svg:height="0.621cm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4">–</text:span><text:span text:style-name="T17"> </text:span><text:span text:style-name="T4">первый, второй и т.д. входной сигнал;</text:span></text:p>
            <text:p text:style-name="P4"><text:span text:style-name="T20">или </text:span>поэлементное<text:span text:style-name="T20"> умножение входных величин блока (при </text:span><text:span text:style-name="T23">векторных</text:span><text:span text:style-name="T20"> сигналах на входе):</text:span></text:p>
            <text:p text:style-name="P6"><text:span text:style-name="T1"><draw:frame draw:style-name="fr3" draw:name="Объект1" text:anchor-type="as-char" svg:width="6.054cm" svg:height="0.621cm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,</text:span></text:p>
            <text:p text:style-name="P4"><text:span text:style-name="T1">где </text:span><text:span text:style-name="T1"><draw:frame draw:style-name="fr3" draw:name="Объект2" text:anchor-type="as-char" svg:width="1.182cm" svg:height="0.621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–</text:span><text:span text:style-name="T11"> i-</text:span><text:span text:style-name="T5">ый элемент выходного векторного сигнала блока;</text:span></text:p>
            <text:p text:style-name="P4"><text:span text:style-name="T2"><draw:frame draw:style-name="fr3" draw:name="Объект3" text:anchor-type="as-char" svg:width="1.401cm" svg:height="0.621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, </text:span><text:span text:style-name="T2"><draw:frame draw:style-name="fr3" draw:name="Объект4" text:anchor-type="as-char" svg:width="1.408cm" svg:height="0.621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–</text:span><text:span text:style-name="T10"> i-</text:span><text:span text:style-name="T2">ый элемент первого, второго и т.д. входного сигнала</text:span><text:span text:style-name="T3">.</text:span></text:p>
            <text:p text:style-name="P4"><text:span text:style-name="T6">Свойство</text:span>:</text:p>
            <text:list xml:id="list4007269524423018610" text:style-name="L1">
              <text:list-item>
                <text:p text:style-name="P9">Количество портов – количество входных портов блока<draw:frame draw:style-name="fr3" draw:name="Object1" text:anchor-type="as-char" svg:width="0.469cm" svg:height="0.549cm" draw:z-index="1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10">(</text:span><text:span text:style-name="T2">целое натуральное число</text:span><text:span text:style-name="T10">)</text:span>.</text:p>
              </text:list-item>
            </text:list>
            <text:p text:style-name="P4"><text:span text:style-name="T21">Примеры</text:span> заполнения <text:span text:style-name="T2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4"><text:span text:style-name="T6">Числовое</text:span><text:span text:style-name="T2"> задание </text:span><text:span text:style-name="T2">свойств</text:span><text:span text:style-name="T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личество портов</text:p>
                </table:table-cell>
                <table:table-cell table:style-name="Таблица1.B3" office:value-type="float" office:value="4">
                  <text:p text:style-name="P5">4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4"><text:span text:style-name="T19">Именованное</text:span><text:span text:style-name="T21"> задание </text:span><text:span text:style-name="T3">свойств</text:span><text:span text:style-name="T2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личество портов</text:p>
                </table:table-cell>
                <table:table-cell table:style-name="Таблица1.B6" office:value-type="string">
                  <text:p text:style-name="P8">n</text:p>
                </table:table-cell>
              </table:table-row>
            </table:table>
            <text:p text:style-name="P4"><text:span text:style-name="T19">Примечани</text:span><text:span text:style-name="T6">я</text:span>:</text:p>
            <text:list xml:id="list6678794864321016873" text:style-name="L2">
              <text:list-item>
                <text:p text:style-name="P10"><text:span text:style-name="T2">Размерность выходного сигнала всегда равна размерности входных сигналов. </text:span><text:soft-page-break/><text:span text:style-name="T2">Блок </text:span>формирует <text:span text:style-name="T22">скалярный</text:span> выходной сигнал при <text:span text:style-name="T22">скалярных</text:span> входных сигналах. <text:span text:style-name="T2">Е</text:span>сли входные сигналы <text:span text:style-name="T22">векторные</text:span>, то их размерности должны совпадать. </text:p>
              </text:list-item>
              <text:list-item>
                <text:p text:style-name="P11"><text:span text:style-name="T10">Именованн</text:span><text:span text:style-name="T2">ое</text:span><text:span text:style-name="T10"> свойств</text:span><text:span text:style-name="T2">о</text:span><text:span text:style-name="T10"> </text:span><text:span text:style-name="T2">может быть задано </text:span><text:span text:style-name="T10">как </text:span><text:span text:style-name="T7">локальная</text:span><text:span text:style-name="T14"> </text:span><text:span text:style-name="T9">переменная</text:span><text:span text:style-name="T14"> модели (субмодели) во вкладке </text:span><text:span text:style-name="T12">Параметры,</text:span><text:span text:style-name="T14"> как </text:span><text:span text:style-name="T7">глобальный</text:span><text:span text:style-name="T14"> сигнал проекта при помощи пункта главного меню </text:span><text:span text:style-name="T7">Сервис</text:span><text:span text:style-name="T14"> </text:span><text:span text:style-name="T15">→</text:span><text:span text:style-name="T16"> </text:span><text:span text:style-name="T13">Сигналы,</text:span><text:span text:style-name="T14"> </text:span><text:span text:style-name="T9">или как </text:span><text:span text:style-name="T7">внешний</text:span><text:span text:style-name="T9"> сигнал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еремножитель</dc:title>
    <dc:date>2014-11-29T00:26:29.10</dc:date>
    <meta:generator>OpenOffice/4.1.1$Win32 OpenOffice.org_project/411m6$Build-9775</meta:generator>
    <meta:editing-duration>PT2H31M34S</meta:editing-duration>
    <meta:editing-cycles>59</meta:editing-cycles>
    <meta:document-statistic meta:table-count="2" meta:image-count="2" meta:object-count="9" meta:page-count="2" meta:paragraph-count="29" meta:word-count="165" meta:character-count="1175"/>
  </office:meta>
</office:document-meta>
</file>

<file path=Object 1/content.xml><?xml version="1.0" encoding="utf-8"?>
<math xmlns="http://www.w3.org/1998/Math/MathML">
  <semantics>
    <mrow>
      <mi>n</mi>
    </mrow>
    <annotation encoding="StarMath 5.0">n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u</mi>
          <mrow>
            <mn>1,</mn>
            <mi>i</mi>
          </mrow>
        </msub>
      </mrow>
      <mrow>
        <mrow>
          <mo stretchy="false">(</mo>
          <mrow>
            <mi>t</mi>
          </mrow>
          <mo stretchy="false">)</mo>
        </mrow>
        <mo stretchy="false">⋅</mo>
        <msub>
          <mi>u</mi>
          <mrow>
            <mn>2,</mn>
            <mi>i</mi>
          </mrow>
        </msub>
      </mrow>
      <mrow>
        <mrow>
          <mrow>
            <mo stretchy="false">(</mo>
            <mrow>
              <mi>t</mi>
            </mrow>
            <mo stretchy="false">)</mo>
          </mrow>
          <mo stretchy="false">⋅</mo>
          <mn>...</mn>
        </mrow>
        <mo stretchy="false">⋅</mo>
        <msub>
          <mi>u</mi>
          <mrow>
            <mi>n</mi>
            <mi>,</mi>
            <mi>i</mi>
          </mrow>
        </msub>
      </mrow>
      <mrow>
        <mo stretchy="false">(</mo>
        <mrow>
          <mi>t</mi>
        </mrow>
        <mo stretchy="false">)</mo>
      </mrow>
    </mrow>
    <annotation encoding="StarMath 5.0">y_i(t) = u_{1,i}(t) cdot u_{2,i}(t) cdot ... cdot u_{n,i}(t)</annotation>
  </semantics>
</math>
</file>

<file path=Object 3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4/content.xml><?xml version="1.0" encoding="utf-8"?>
<math xmlns="http://www.w3.org/1998/Math/MathML">
  <semantics>
    <mrow>
      <msub>
        <mi>u</mi>
        <mrow>
          <mn>1,</mn>
          <mi>i</mi>
        </mrow>
      </msub>
      <mrow>
        <mo stretchy="false">(</mo>
        <mrow>
          <mi>t</mi>
        </mrow>
        <mo stretchy="false">)</mo>
      </mrow>
    </mrow>
    <annotation encoding="StarMath 5.0">u_{1,i}(t)</annotation>
  </semantics>
</math>
</file>

<file path=Object 5/content.xml><?xml version="1.0" encoding="utf-8"?>
<math xmlns="http://www.w3.org/1998/Math/MathML">
  <semantics>
    <mrow>
      <msub>
        <mi>u</mi>
        <mrow>
          <mn>2,</mn>
          <mi>i</mi>
        </mrow>
      </msub>
      <mrow>
        <mo stretchy="false">(</mo>
        <mrow>
          <mi>t</mi>
        </mrow>
        <mo stretchy="false">)</mo>
      </mrow>
    </mrow>
    <annotation encoding="StarMath 5.0">u_{2,i}(t)</annotation>
  </semantics>
</math>
</file>

<file path=Object 6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sub>
          <mi>u</mi>
          <mrow>
            <mn>1</mn>
          </mrow>
        </msub>
      </mrow>
      <mrow>
        <mrow>
          <mo stretchy="false">(</mo>
          <mrow>
            <mi>t</mi>
          </mrow>
          <mo stretchy="false">)</mo>
        </mrow>
        <mo stretchy="false">⋅</mo>
        <msub>
          <mi>u</mi>
          <mrow>
            <mn>2</mn>
          </mrow>
        </msub>
      </mrow>
      <mrow>
        <mrow>
          <mrow>
            <mo stretchy="false">(</mo>
            <mrow>
              <mi>t</mi>
            </mrow>
            <mo stretchy="false">)</mo>
          </mrow>
          <mo stretchy="false">⋅</mo>
          <mn>...</mn>
        </mrow>
        <mo stretchy="false">⋅</mo>
        <msub>
          <mi>u</mi>
          <mrow>
            <mi>n</mi>
          </mrow>
        </msub>
      </mrow>
      <mrow>
        <mo stretchy="false">(</mo>
        <mrow>
          <mi>t</mi>
        </mrow>
        <mo stretchy="false">)</mo>
      </mrow>
    </mrow>
    <annotation encoding="StarMath 5.0">y(t) = u_{1}(t) cdot u_{2}(t) cdot ... cdot u_{n}(t)</annotation>
  </semantics>
</math>
</file>

<file path=Object 7/content.xml><?xml version="1.0" encoding="utf-8"?>
<math xmlns="http://www.w3.org/1998/Math/MathML">
  <semantics>
    <mrow>
      <msub>
        <mi>u</mi>
        <mrow>
          <mn>1</mn>
        </mrow>
      </msub>
      <mrow>
        <mo stretchy="false">(</mo>
        <mrow>
          <mi>t</mi>
        </mrow>
        <mo stretchy="false">)</mo>
      </mrow>
    </mrow>
    <annotation encoding="StarMath 5.0">u_{1}(t)</annotation>
  </semantics>
</math>
</file>

<file path=Object 8/content.xml><?xml version="1.0" encoding="utf-8"?>
<math xmlns="http://www.w3.org/1998/Math/MathML">
  <semantics>
    <mrow>
      <msub>
        <mi>u</mi>
        <mrow>
          <mn>2</mn>
        </mrow>
      </msub>
      <mrow>
        <mo stretchy="false">(</mo>
        <mrow>
          <mi>t</mi>
        </mrow>
        <mo stretchy="false">)</mo>
      </mrow>
    </mrow>
    <annotation encoding="StarMath 5.0">u_{2}(t)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